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7">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 </text:p>
      <text:p text:style-name="P3"><text:tab/><text:tab/>This second paragraph has only changed the font. <text:s/>The font is now Arial, it is still 12 pt, single spacing, left justified, with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text:s/></text:p>
      <text:p text:style-name="P4"><text:span text:style-name="T3"><text:tab/></text:span><text:span text:style-name="T4">In the fifth paragraph, the special modifiers will be tested including </text:span><text:span text:style-name="T5">bold</text:span><text:span text:style-name="T4">, </text:span><text:span text:style-name="T6">underline</text:span><text:span text:style-name="T4">, </text:span><text:span text:style-name="T8">italics</text:span><text:span text:style-name="T4"> and combinations including </text:span><text:span text:style-name="T7">bold-underline</text:span><text:span text:style-name="T4">, </text:span><text:span text:style-name="T9">bold-italic</text:span><text:span text:style-name="T4">, </text:span><text:span text:style-name="T10">italic-underline</text:span><text:span text:style-name="T4">, and </text:span><text:span text:style-name="T11">bold-italic underline</text:span><text:span text:style-name="T4">. <text:s/>Also tested will be </text:span><text:span text:style-name="T1">single strike</text:span><text:span text:style-name="T4">, </text:span><text:span text:style-name="T2">double strike</text:span><text:span text:style-name="T4">. <text:s/>Other than these though, it will be single spaced, Arial 12 pt, left justified, with a single tab, and single spaced.<text:tab/></text:span></text:p>
      <text:p text:style-name="P6">The seventh paragraph will be in Courier New font with a 10 pt size and spaced at 1.5. <text:s/>Otherwise it will be left justified, single tab at the beginning, and no special modifiers.</text:p>
      <text:p text:style-name="P5"><text:tab/>The eighth paragraph is testing spacing things under each other.</text:p>
      <text:p text:style-name="P5"><text:tab/>The ninth paragraph was tabbed over to start directly under the eighth.</text:p>
      <text:p text:style-name="P5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2.0.0.alpha0$Linux_X86_64 LibreOffice_project/38a3edb2bea08939234300b53cdf6ab4222847e1</meta:generator>
    <meta:creation-date>2011-06-30T11:28:49</meta:creation-date>
    <meta:editing-cycles>6</meta:editing-cycles>
    <meta:editing-duration>P0D</meta:editing-duration>
    <dc:date>2013-11-06T10:21:28.192729583</dc:date>
    <dc:creator>milos </dc:creator>
    <meta:document-statistic meta:table-count="0" meta:image-count="0" meta:object-count="0" meta:page-count="1" meta:paragraph-count="10" meta:word-count="249" meta:character-count="1481" meta:non-whitespace-character-count="1218"/>
    <meta:user-defined meta:name="Info 1"/>
    <meta:user-defined meta:name="Info 2"/>
    <meta:user-defined meta:name="Info 3"/>
    <meta:user-defined meta:name="Info 4"/>
  </office:meta>
</office:document-meta>
</file>